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[.A1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2]+[.B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+[.B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4]+[.B3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]+[.B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6]+[.B5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+[.B6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8]+[.B7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9]+[.B8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0]+[.B9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1]+[.B10]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2]+[.B11]"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3]+[.B12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4]+[.B13]"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5]+[.B14]"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6]+[.B15]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7]+[.B16]"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8]+[.B17]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19]+[.B18]"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0]+[.B19]"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1]+[.B20]"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2]+[.B21]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3]+[.B22]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24]+[.B23]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5]+[.B24]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6]+[.B25]"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7]+[.B26]" office:value-type="float" office:value="46" calcext:value-type="float">
            <text:p>4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8]+[.B27]" office:value-type="float" office:value="49" calcext:value-type="float">
            <text:p>4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29]+[.B28]" office:value-type="float" office:value="52" calcext:value-type="float">
            <text:p>5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0]+[.B29]" office:value-type="float" office:value="55" calcext:value-type="float">
            <text:p>5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1]+[.B30]" office:value-type="float" office:value="59" calcext:value-type="float">
            <text:p>5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2]+[.B31]" office:value-type="float" office:value="63" calcext:value-type="float">
            <text:p>6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3]+[.B32]" office:value-type="float" office:value="67" calcext:value-type="float">
            <text:p>6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4]+[.B33]" office:value-type="float" office:value="71" calcext:value-type="float">
            <text:p>7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5]+[.B34]" office:value-type="float" office:value="75" calcext:value-type="float">
            <text:p>7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6]+[.B35]" office:value-type="float" office:value="79" calcext:value-type="float">
            <text:p>7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7]+[.B36]" office:value-type="float" office:value="83" calcext:value-type="float">
            <text:p>8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8]+[.B37]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39]+[.B38]" office:value-type="float" office:value="91" calcext:value-type="float">
            <text:p>9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0]+[.B39]" office:value-type="float" office:value="96" calcext:value-type="float">
            <text:p>9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1]+[.B40]" office:value-type="float" office:value="101" calcext:value-type="float">
            <text:p>10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2]+[.B41]" office:value-type="float" office:value="106" calcext:value-type="float">
            <text:p>10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3]+[.B42]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4]+[.B43]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5]+[.B44]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6]+[.B45]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7]+[.B46]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8]+[.B47]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9]+[.B48]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0]+[.B49]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1]+[.B50]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52]+[.B51]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3]+[.B52]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4]+[.B53]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5]+[.B54]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6]+[.B55]"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7]+[.B56]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8]+[.B57]"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9]+[.B58]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0]+[.B59]" office:value-type="float" office:value="204" calcext:value-type="float">
            <text:p>20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1]+[.B60]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2]+[.B61]" office:value-type="float" office:value="216" calcext:value-type="float">
            <text:p>21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3]+[.B62]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4]+[.B63]" office:value-type="float" office:value="228" calcext:value-type="float">
            <text:p>22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65]+[.B64]" office:value-type="float" office:value="234" calcext:value-type="float">
            <text:p>23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6]+[.B65]" office:value-type="float" office:value="241" calcext:value-type="float">
            <text:p>24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7]+[.B66]" office:value-type="float" office:value="248" calcext:value-type="float">
            <text:p>24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8]+[.B67]"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69]+[.B68]" office:value-type="float" office:value="262" calcext:value-type="float">
            <text:p>26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0]+[.B69]" office:value-type="float" office:value="269" calcext:value-type="float">
            <text:p>26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1]+[.B70]" office:value-type="float" office:value="276" calcext:value-type="float">
            <text:p>27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2]+[.B71]" office:value-type="float" office:value="283" calcext:value-type="float">
            <text:p>28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3]+[.B72]" office:value-type="float" office:value="290" calcext:value-type="float">
            <text:p>29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74]+[.B73]" office:value-type="float" office:value="297" calcext:value-type="float">
            <text:p>29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5]+[.B74]" office:value-type="float" office:value="305" calcext:value-type="float">
            <text:p>30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6]+[.B75]" office:value-type="float" office:value="313" calcext:value-type="float">
            <text:p>31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7]+[.B76]" office:value-type="float" office:value="321" calcext:value-type="float">
            <text:p>32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8]+[.B77]" office:value-type="float" office:value="329" calcext:value-type="float">
            <text:p>32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79]+[.B78]" office:value-type="float" office:value="337" calcext:value-type="float">
            <text:p>33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0]+[.B79]" office:value-type="float" office:value="345" calcext:value-type="float">
            <text:p>34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81]+[.B80]" office:value-type="float" office:value="353" calcext:value-type="float">
            <text:p>35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2]+[.B81]" office:value-type="float" office:value="362" calcext:value-type="float">
            <text:p>36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3]+[.B82]" office:value-type="float" office:value="371" calcext:value-type="float">
            <text:p>37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4]+[.B83]" office:value-type="float" office:value="380" calcext:value-type="float">
            <text:p>38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5]+[.B84]" office:value-type="float" office:value="389" calcext:value-type="float">
            <text:p>38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6]+[.B85]" office:value-type="float" office:value="398" calcext:value-type="float">
            <text:p>39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7]+[.B86]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8]+[.B87]" office:value-type="float" office:value="416" calcext:value-type="float">
            <text:p>41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89]+[.B88]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0]+[.B89]" office:value-type="float" office:value="434" calcext:value-type="float">
            <text:p>43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91]+[.B90]"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2]+[.B91]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3]+[.B92]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4]+[.B93]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5]+[.B94]" office:value-type="float" office:value="483" calcext:value-type="float">
            <text:p>48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6]+[.B95]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7]+[.B96]" office:value-type="float" office:value="503" calcext:value-type="float">
            <text:p>50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8]+[.B97]" office:value-type="float" office:value="513" calcext:value-type="float">
            <text:p>51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99]+[.B98]" office:value-type="float" office:value="523" calcext:value-type="float">
            <text:p>52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0]+[.B99]" office:value-type="float" office:value="533" calcext:value-type="float">
            <text:p>53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1]+[.B100]" office:value-type="float" office:value="543" calcext:value-type="float">
            <text:p>54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2]+[.B101]" office:value-type="float" office:value="553" calcext:value-type="float">
            <text:p>553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03]+[.B102]" office:value-type="float" office:value="563" calcext:value-type="float">
            <text:p>563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4]+[.B103]" office:value-type="float" office:value="574" calcext:value-type="float">
            <text:p>574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5]+[.B104]" office:value-type="float" office:value="585" calcext:value-type="float">
            <text:p>585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6]+[.B105]" office:value-type="float" office:value="596" calcext:value-type="float">
            <text:p>596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7]+[.B106]" office:value-type="float" office:value="607" calcext:value-type="float">
            <text:p>607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8]+[.B107]" office:value-type="float" office:value="618" calcext:value-type="float">
            <text:p>618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09]+[.B108]" office:value-type="float" office:value="629" calcext:value-type="float">
            <text:p>629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0]+[.B109]" office:value-type="float" office:value="640" calcext:value-type="float">
            <text:p>64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1]+[.B110]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12]+[.B111]" office:value-type="float" office:value="662" calcext:value-type="float">
            <text:p>66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3]+[.B112]" office:value-type="float" office:value="674" calcext:value-type="float">
            <text:p>67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4]+[.B113]" office:value-type="float" office:value="686" calcext:value-type="float">
            <text:p>68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5]+[.B114]" office:value-type="float" office:value="698" calcext:value-type="float">
            <text:p>698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6]+[.B115]" office:value-type="float" office:value="710" calcext:value-type="float">
            <text:p>71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7]+[.B116]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8]+[.B117]" office:value-type="float" office:value="734" calcext:value-type="float">
            <text:p>734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19]+[.B118]" office:value-type="float" office:value="746" calcext:value-type="float">
            <text:p>746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20]+[.B119]" office:value-type="float" office:value="758" calcext:value-type="float">
            <text:p>75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1]+[.B120]" office:value-type="float" office:value="771" calcext:value-type="float">
            <text:p>77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2]+[.B121]" office:value-type="float" office:value="784" calcext:value-type="float">
            <text:p>78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3]+[.B122]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4]+[.B123]" office:value-type="float" office:value="810" calcext:value-type="float">
            <text:p>810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5]+[.B124]" office:value-type="float" office:value="823" calcext:value-type="float">
            <text:p>823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6]+[.B125]" office:value-type="float" office:value="836" calcext:value-type="float">
            <text:p>836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7]+[.B126]" office:value-type="float" office:value="849" calcext:value-type="float">
            <text:p>849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8]+[.B127]" office:value-type="float" office:value="862" calcext:value-type="float">
            <text:p>862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29]+[.B128]"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0]+[.B129]" office:value-type="float" office:value="888" calcext:value-type="float">
            <text:p>888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1]+[.B130]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2]+[.B131]" office:value-type="float" office:value="914" calcext:value-type="float">
            <text:p>914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3]+[.B132]" office:value-type="float" office:value="927" calcext:value-type="float">
            <text:p>92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34]+[.B133]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5]+[.B134]"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6]+[.B135]"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7]+[.B136]" office:value-type="float" office:value="982" calcext:value-type="float">
            <text:p>982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8]+[.B137]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39]+[.B138]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0]+[.B139]"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1]+[.B140]" office:value-type="float" office:value="1040" calcext:value-type="float">
            <text:p>104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2]+[.B141]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3]+[.B142]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4]+[.B143]" office:value-type="float" office:value="1085" calcext:value-type="float">
            <text:p>108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5]+[.B144]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6]+[.B145]" office:value-type="float" office:value="1115" calcext:value-type="float">
            <text:p>1115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47]+[.B146]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8]+[.B147]" office:value-type="float" office:value="1146" calcext:value-type="float">
            <text:p>114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49]+[.B148]" office:value-type="float" office:value="1162" calcext:value-type="float">
            <text:p>116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0]+[.B149]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1]+[.B150]" office:value-type="float" office:value="1194" calcext:value-type="float">
            <text:p>1194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2]+[.B151]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3]+[.B152]" office:value-type="float" office:value="1226" calcext:value-type="float">
            <text:p>1226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4]+[.B153]" office:value-type="float" office:value="1242" calcext:value-type="float">
            <text:p>1242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5]+[.B154]" office:value-type="float" office:value="1258" calcext:value-type="float">
            <text:p>1258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56]+[.B155]" office:value-type="float" office:value="1274" calcext:value-type="float">
            <text:p>1274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7]+[.B156]" office:value-type="float" office:value="1291" calcext:value-type="float">
            <text:p>129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8]+[.B157]" office:value-type="float" office:value="1308" calcext:value-type="float">
            <text:p>1308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59]+[.B158]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0]+[.B159]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1]+[.B160]" office:value-type="float" office:value="1359" calcext:value-type="float">
            <text:p>1359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2]+[.B161]" office:value-type="float" office:value="1376" calcext:value-type="float">
            <text:p>1376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3]+[.B162]" office:value-type="float" office:value="1393" calcext:value-type="float">
            <text:p>1393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64]+[.B163]"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5]+[.B164]" office:value-type="float" office:value="1428" calcext:value-type="float">
            <text:p>142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6]+[.B165]" office:value-type="float" office:value="1446" calcext:value-type="float">
            <text:p>144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7]+[.B166]" office:value-type="float" office:value="1464" calcext:value-type="float">
            <text:p>146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8]+[.B167]" office:value-type="float" office:value="1482" calcext:value-type="float">
            <text:p>148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69]+[.B168]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0]+[.B169]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1]+[.B170]" office:value-type="float" office:value="1536" calcext:value-type="float">
            <text:p>1536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2]+[.B171]" office:value-type="float" office:value="1554" calcext:value-type="float">
            <text:p>155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3]+[.B172]" office:value-type="float" office:value="1572" calcext:value-type="float">
            <text:p>1572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4]+[.B173]" office:value-type="float" office:value="1590" calcext:value-type="float">
            <text:p>159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5]+[.B174]"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176]+[.B175]" office:value-type="float" office:value="1626" calcext:value-type="float">
            <text:p>1626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7]+[.B176]"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8]+[.B177]" office:value-type="float" office:value="1664" calcext:value-type="float">
            <text:p>1664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79]+[.B178]" office:value-type="float" office:value="1683" calcext:value-type="float">
            <text:p>1683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0]+[.B179]" office:value-type="float" office:value="1702" calcext:value-type="float">
            <text:p>1702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1]+[.B180]" office:value-type="float" office:value="1721" calcext:value-type="float">
            <text:p>1721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2]+[.B181]" office:value-type="float" office:value="1740" calcext:value-type="float">
            <text:p>1740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3]+[.B182]" office:value-type="float" office:value="1759" calcext:value-type="float">
            <text:p>1759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184]+[.B183]" office:value-type="float" office:value="1778" calcext:value-type="float">
            <text:p>177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5]+[.B184]" office:value-type="float" office:value="1798" calcext:value-type="float">
            <text:p>179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6]+[.B185]" office:value-type="float" office:value="1818" calcext:value-type="float">
            <text:p>181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7]+[.B186]" office:value-type="float" office:value="1838" calcext:value-type="float">
            <text:p>183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8]+[.B187]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89]+[.B188]" office:value-type="float" office:value="1878" calcext:value-type="float">
            <text:p>1878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190]+[.B189]" office:value-type="float" office:value="1898" calcext:value-type="float">
            <text:p>1898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91]+[.B190]" office:value-type="float" office:value="1919" calcext:value-type="float">
            <text:p>1919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92]+[.B191]" office:value-type="float" office:value="1940" calcext:value-type="float">
            <text:p>1940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93]+[.B192]" office:value-type="float" office:value="1961" calcext:value-type="float">
            <text:p>1961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4]+[.B193]" office:value-type="float" office:value="1983" calcext:value-type="float">
            <text:p>1983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5]+[.B194]" office:value-type="float" office:value="2005" calcext:value-type="float">
            <text:p>200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6]+[.B195]" office:value-type="float" office:value="2027" calcext:value-type="float">
            <text:p>2027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97]+[.B196]" office:value-type="float" office:value="2049" calcext:value-type="float">
            <text:p>2049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8]+[.B197]" office:value-type="float" office:value="2072" calcext:value-type="float">
            <text:p>207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99]+[.B198]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0]+[.B199]" office:value-type="float" office:value="2118" calcext:value-type="float">
            <text:p>2118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1]+[.B200]"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2]+[.B201]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3]+[.B202]" office:value-type="float" office:value="2187" calcext:value-type="float">
            <text:p>2187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4]+[.B203]" office:value-type="float" office:value="2210" calcext:value-type="float">
            <text:p>2210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5]+[.B204]" office:value-type="float" office:value="2233" calcext:value-type="float">
            <text:p>2233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6]+[.B205]" office:value-type="float" office:value="2256" calcext:value-type="float">
            <text:p>2256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07]+[.B206]" office:value-type="float" office:value="2279" calcext:value-type="float">
            <text:p>227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08]+[.B207]" office:value-type="float" office:value="2303" calcext:value-type="float">
            <text:p>230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09]+[.B208]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0]+[.B209]" office:value-type="float" office:value="2351" calcext:value-type="float">
            <text:p>235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1]+[.B210]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2]+[.B211]" office:value-type="float" office:value="2399" calcext:value-type="float">
            <text:p>239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3]+[.B212]" office:value-type="float" office:value="2423" calcext:value-type="float">
            <text:p>2423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4]+[.B213]" office:value-type="float" office:value="2447" calcext:value-type="float">
            <text:p>244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5]+[.B214]" office:value-type="float" office:value="2471" calcext:value-type="float">
            <text:p>2471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6]+[.B215]" office:value-type="float" office:value="2495" calcext:value-type="float">
            <text:p>249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7]+[.B216]" office:value-type="float" office:value="2519" calcext:value-type="float">
            <text:p>2519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18]+[.B217]" office:value-type="float" office:value="2543" calcext:value-type="float">
            <text:p>254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19]+[.B218]" office:value-type="float" office:value="2568" calcext:value-type="float">
            <text:p>256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0]+[.B219]" office:value-type="float" office:value="2593" calcext:value-type="float">
            <text:p>259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1]+[.B220]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2]+[.B221]" office:value-type="float" office:value="2643" calcext:value-type="float">
            <text:p>264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3]+[.B222]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4]+[.B223]" office:value-type="float" office:value="2693" calcext:value-type="float">
            <text:p>269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5]+[.B224]" office:value-type="float" office:value="2718" calcext:value-type="float">
            <text:p>271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6]+[.B225]" office:value-type="float" office:value="2743" calcext:value-type="float">
            <text:p>274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7]+[.B226]" office:value-type="float" office:value="2768" calcext:value-type="float">
            <text:p>276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8]+[.B227]" office:value-type="float" office:value="2793" calcext:value-type="float">
            <text:p>279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29]+[.B228]" office:value-type="float" office:value="2818" calcext:value-type="float">
            <text:p>2818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0]+[.B229]" office:value-type="float" office:value="2843" calcext:value-type="float">
            <text:p>2843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31]+[.B230]" office:value-type="float" office:value="2868" calcext:value-type="float">
            <text:p>286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2]+[.B231]" office:value-type="float" office:value="2894" calcext:value-type="float">
            <text:p>289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3]+[.B232]" office:value-type="float" office:value="2920" calcext:value-type="float">
            <text:p>292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4]+[.B233]" office:value-type="float" office:value="2946" calcext:value-type="float">
            <text:p>294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5]+[.B234]" office:value-type="float" office:value="2972" calcext:value-type="float">
            <text:p>297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6]+[.B235]" office:value-type="float" office:value="2998" calcext:value-type="float">
            <text:p>299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7]+[.B236]" office:value-type="float" office:value="3024" calcext:value-type="float">
            <text:p>3024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8]+[.B237]" office:value-type="float" office:value="3050" calcext:value-type="float">
            <text:p>305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39]+[.B238]" office:value-type="float" office:value="3076" calcext:value-type="float">
            <text:p>3076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0]+[.B239]" office:value-type="float" office:value="3102" calcext:value-type="float">
            <text:p>3102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1]+[.B240]" office:value-type="float" office:value="3128" calcext:value-type="float">
            <text:p>3128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42]+[.B241]" office:value-type="float" office:value="3154" calcext:value-type="float">
            <text:p>3154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3]+[.B242]" office:value-type="float" office:value="3181" calcext:value-type="float">
            <text:p>318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4]+[.B243]" office:value-type="float" office:value="3208" calcext:value-type="float">
            <text:p>3208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5]+[.B244]" office:value-type="float" office:value="3235" calcext:value-type="float">
            <text:p>3235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6]+[.B245]" office:value-type="float" office:value="3262" calcext:value-type="float">
            <text:p>3262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7]+[.B246]" office:value-type="float" office:value="3289" calcext:value-type="float">
            <text:p>3289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8]+[.B247]" office:value-type="float" office:value="3316" calcext:value-type="float">
            <text:p>331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49]+[.B248]" office:value-type="float" office:value="3343" calcext:value-type="float">
            <text:p>334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0]+[.B249]" office:value-type="float" office:value="3371" calcext:value-type="float">
            <text:p>337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1]+[.B250]" office:value-type="float" office:value="3399" calcext:value-type="float">
            <text:p>339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2]+[.B251]" office:value-type="float" office:value="3427" calcext:value-type="float">
            <text:p>342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3]+[.B252]" office:value-type="float" office:value="3455" calcext:value-type="float">
            <text:p>345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4]+[.B253]" office:value-type="float" office:value="3483" calcext:value-type="float">
            <text:p>3483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5]+[.B254]" office:value-type="float" office:value="3511" calcext:value-type="float">
            <text:p>3511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6]+[.B255]" office:value-type="float" office:value="3539" calcext:value-type="float">
            <text:p>3539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7]+[.B256]" office:value-type="float" office:value="3567" calcext:value-type="float">
            <text:p>3567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8]+[.B257]"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59]+[.B258]" office:value-type="float" office:value="3623" calcext:value-type="float">
            <text:p>362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0]+[.B259]" office:value-type="float" office:value="3652" calcext:value-type="float">
            <text:p>365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1]+[.B260]" office:value-type="float" office:value="3681" calcext:value-type="float">
            <text:p>3681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2]+[.B261]" office:value-type="float" office:value="3710" calcext:value-type="float">
            <text:p>3710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3]+[.B262]" office:value-type="float" office:value="3739" calcext:value-type="float">
            <text:p>3739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4]+[.B263]" office:value-type="float" office:value="3768" calcext:value-type="float">
            <text:p>3768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5]+[.B264]" office:value-type="float" office:value="3797" calcext:value-type="float">
            <text:p>3797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6]+[.B265]" office:value-type="float" office:value="3826" calcext:value-type="float">
            <text:p>3826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7]+[.B266]" office:value-type="float" office:value="3855" calcext:value-type="float">
            <text:p>3855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8]+[.B267]" office:value-type="float" office:value="3884" calcext:value-type="float">
            <text:p>3884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69]+[.B268]" office:value-type="float" office:value="3913" calcext:value-type="float">
            <text:p>391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0]+[.B269]" office:value-type="float" office:value="3942" calcext:value-type="float">
            <text:p>394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71]+[.B270]" office:value-type="float" office:value="3971" calcext:value-type="float">
            <text:p>397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2]+[.B271]"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3]+[.B272]" office:value-type="float" office:value="4031" calcext:value-type="float">
            <text:p>403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4]+[.B273]" office:value-type="float" office:value="4061" calcext:value-type="float">
            <text:p>406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5]+[.B274]" office:value-type="float" office:value="4091" calcext:value-type="float">
            <text:p>409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6]+[.B275]" office:value-type="float" office:value="4121" calcext:value-type="float">
            <text:p>412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7]+[.B276]" office:value-type="float" office:value="4151" calcext:value-type="float">
            <text:p>415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8]+[.B277]" office:value-type="float" office:value="4181" calcext:value-type="float">
            <text:p>418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9]+[.B278]" office:value-type="float" office:value="4211" calcext:value-type="float">
            <text:p>421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80]+[.B279]" office:value-type="float" office:value="4241" calcext:value-type="float">
            <text:p>424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81]+[.B280]" office:value-type="float" office:value="4271" calcext:value-type="float">
            <text:p>4271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82]+[.B281]" office:value-type="float" office:value="4301" calcext:value-type="float">
            <text:p>4301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3]+[.B282]" office:value-type="float" office:value="4332" calcext:value-type="float">
            <text:p>4332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4]+[.B283]" office:value-type="float" office:value="4363" calcext:value-type="float">
            <text:p>4363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5]+[.B284]" office:value-type="float" office:value="4394" calcext:value-type="float">
            <text:p>4394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6]+[.B285]" office:value-type="float" office:value="4425" calcext:value-type="float">
            <text:p>4425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7]+[.B286]" office:value-type="float" office:value="4456" calcext:value-type="float">
            <text:p>4456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8]+[.B287]" office:value-type="float" office:value="4487" calcext:value-type="float">
            <text:p>448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89]+[.B288]" office:value-type="float" office:value="4518" calcext:value-type="float">
            <text:p>4518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290]+[.B289]" office:value-type="float" office:value="4549" calcext:value-type="float">
            <text:p>4549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1]+[.B290]" office:value-type="float" office:value="4581" calcext:value-type="float">
            <text:p>4581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2]+[.B291]" office:value-type="float" office:value="4613" calcext:value-type="float">
            <text:p>4613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3]+[.B292]" office:value-type="float" office:value="4645" calcext:value-type="float">
            <text:p>464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4]+[.B293]" office:value-type="float" office:value="4677" calcext:value-type="float">
            <text:p>4677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295]+[.B294]" office:value-type="float" office:value="4709" calcext:value-type="float">
            <text:p>470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96]+[.B295]" office:value-type="float" office:value="4742" calcext:value-type="float">
            <text:p>474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97]+[.B296]" office:value-type="float" office:value="4775" calcext:value-type="float">
            <text:p>4775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98]+[.B297]" office:value-type="float" office:value="4808" calcext:value-type="float">
            <text:p>4808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299]+[.B298]" office:value-type="float" office:value="4841" calcext:value-type="float">
            <text:p>4841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0]+[.B299]" office:value-type="float" office:value="4874" calcext:value-type="float">
            <text:p>4874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1]+[.B300]" office:value-type="float" office:value="4907" calcext:value-type="float">
            <text:p>490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2]+[.B301]" office:value-type="float" office:value="4940" calcext:value-type="float">
            <text:p>4940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3]+[.B302]" office:value-type="float" office:value="4973" calcext:value-type="float">
            <text:p>4973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4]+[.B303]" office:value-type="float" office:value="5006" calcext:value-type="float">
            <text:p>500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5]+[.B304]" office:value-type="float" office:value="5039" calcext:value-type="float">
            <text:p>5039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6]+[.B305]" office:value-type="float" office:value="5072" calcext:value-type="float">
            <text:p>5072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07]+[.B306]" office:value-type="float" office:value="5105" calcext:value-type="float">
            <text:p>510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08]+[.B307]" office:value-type="float" office:value="5139" calcext:value-type="float">
            <text:p>513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09]+[.B308]" office:value-type="float" office:value="5173" calcext:value-type="float">
            <text:p>517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0]+[.B309]" office:value-type="float" office:value="5207" calcext:value-type="float">
            <text:p>520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1]+[.B310]" office:value-type="float" office:value="5241" calcext:value-type="float">
            <text:p>524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2]+[.B311]" office:value-type="float" office:value="5275" calcext:value-type="float">
            <text:p>527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3]+[.B312]" office:value-type="float" office:value="5309" calcext:value-type="float">
            <text:p>530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4]+[.B313]" office:value-type="float" office:value="5343" calcext:value-type="float">
            <text:p>534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5]+[.B314]" office:value-type="float" office:value="5377" calcext:value-type="float">
            <text:p>5377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6]+[.B315]" office:value-type="float" office:value="5411" calcext:value-type="float">
            <text:p>5411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7]+[.B316]" office:value-type="float" office:value="5445" calcext:value-type="float">
            <text:p>544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8]+[.B317]" office:value-type="float" office:value="5479" calcext:value-type="float">
            <text:p>5479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19]+[.B318]" office:value-type="float" office:value="5513" calcext:value-type="float">
            <text:p>5513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20]+[.B319]" office:value-type="float" office:value="5547" calcext:value-type="float">
            <text:p>554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1]+[.B320]" office:value-type="float" office:value="5582" calcext:value-type="float">
            <text:p>558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2]+[.B321]" office:value-type="float" office:value="5617" calcext:value-type="float">
            <text:p>561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3]+[.B322]" office:value-type="float" office:value="5652" calcext:value-type="float">
            <text:p>565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4]+[.B323]" office:value-type="float" office:value="5687" calcext:value-type="float">
            <text:p>5687</text:p>
          </table:table-cell>
          <table:table-cell table:number-columns-repeated="3"/>
          <table:table-cell office:value-type="float" office:value="324" calcext:value-type="float">
            <text:p>324</text:p>
          </table:table-cell>
          <table:table-cell table:formula="of:=[.D493]-[.B323]" office:value-type="float" office:value="7291" calcext:value-type="float">
            <text:p>729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5]+[.B324]" office:value-type="float" office:value="5722" calcext:value-type="float">
            <text:p>572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6]+[.B325]" office:value-type="float" office:value="5757" calcext:value-type="float">
            <text:p>575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7]+[.B326]" office:value-type="float" office:value="5792" calcext:value-type="float">
            <text:p>579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8]+[.B327]" office:value-type="float" office:value="5827" calcext:value-type="float">
            <text:p>582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29]+[.B328]" office:value-type="float" office:value="5862" calcext:value-type="float">
            <text:p>5862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0]+[.B329]" office:value-type="float" office:value="5897" calcext:value-type="float">
            <text:p>5897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31]+[.B330]" office:value-type="float" office:value="5932" calcext:value-type="float">
            <text:p>593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2]+[.B331]" office:value-type="float" office:value="5968" calcext:value-type="float">
            <text:p>596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3]+[.B332]" office:value-type="float" office:value="6004" calcext:value-type="float">
            <text:p>600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4]+[.B333]" office:value-type="float" office:value="6040" calcext:value-type="float">
            <text:p>604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5]+[.B334]" office:value-type="float" office:value="6076" calcext:value-type="float">
            <text:p>607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6]+[.B335]" office:value-type="float" office:value="6112" calcext:value-type="float">
            <text:p>611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7]+[.B336]" office:value-type="float" office:value="6148" calcext:value-type="float">
            <text:p>614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8]+[.B337]" office:value-type="float" office:value="6184" calcext:value-type="float">
            <text:p>618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39]+[.B338]" office:value-type="float" office:value="6220" calcext:value-type="float">
            <text:p>622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0]+[.B339]" office:value-type="float" office:value="6256" calcext:value-type="float">
            <text:p>625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1]+[.B340]" office:value-type="float" office:value="6292" calcext:value-type="float">
            <text:p>629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2]+[.B341]" office:value-type="float" office:value="6328" calcext:value-type="float">
            <text:p>632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3]+[.B342]" office:value-type="float" office:value="6364" calcext:value-type="float">
            <text:p>6364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4]+[.B343]" office:value-type="float" office:value="6400" calcext:value-type="float">
            <text:p>6400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5]+[.B344]" office:value-type="float" office:value="6436" calcext:value-type="float">
            <text:p>6436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6]+[.B345]" office:value-type="float" office:value="6472" calcext:value-type="float">
            <text:p>6472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7]+[.B346]" office:value-type="float" office:value="6508" calcext:value-type="float">
            <text:p>6508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48]+[.B347]" office:value-type="float" office:value="6544" calcext:value-type="float">
            <text:p>6544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49]+[.B348]" office:value-type="float" office:value="6581" calcext:value-type="float">
            <text:p>658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0]+[.B349]" office:value-type="float" office:value="6618" calcext:value-type="float">
            <text:p>6618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1]+[.B350]" office:value-type="float" office:value="6655" calcext:value-type="float">
            <text:p>6655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2]+[.B351]" office:value-type="float" office:value="6692" calcext:value-type="float">
            <text:p>6692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3]+[.B352]" office:value-type="float" office:value="6729" calcext:value-type="float">
            <text:p>6729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4]+[.B353]" office:value-type="float" office:value="6766" calcext:value-type="float">
            <text:p>676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5]+[.B354]" office:value-type="float" office:value="6803" calcext:value-type="float">
            <text:p>6803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6]+[.B355]" office:value-type="float" office:value="6840" calcext:value-type="float">
            <text:p>684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7]+[.B356]" office:value-type="float" office:value="6877" calcext:value-type="float">
            <text:p>6877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58]+[.B357]" office:value-type="float" office:value="6914" calcext:value-type="float">
            <text:p>691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59]+[.B358]" office:value-type="float" office:value="6952" calcext:value-type="float">
            <text:p>6952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0]+[.B359]" office:value-type="float" office:value="6990" calcext:value-type="float">
            <text:p>699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1]+[.B360]" office:value-type="float" office:value="7028" calcext:value-type="float">
            <text:p>702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2]+[.B361]" office:value-type="float" office:value="7066" calcext:value-type="float">
            <text:p>706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3]+[.B362]" office:value-type="float" office:value="7104" calcext:value-type="float">
            <text:p>7104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4]+[.B363]" office:value-type="float" office:value="7142" calcext:value-type="float">
            <text:p>7142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5]+[.B364]" office:value-type="float" office:value="7180" calcext:value-type="float">
            <text:p>718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6]+[.B365]" office:value-type="float" office:value="7218" calcext:value-type="float">
            <text:p>7218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7]+[.B366]" office:value-type="float" office:value="7256" calcext:value-type="float">
            <text:p>7256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368]+[.B367]" office:value-type="float" office:value="7294" calcext:value-type="float">
            <text:p>729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69]+[.B368]" office:value-type="float" office:value="7333" calcext:value-type="float">
            <text:p>7333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0]+[.B369]" office:value-type="float" office:value="7372" calcext:value-type="float">
            <text:p>7372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1]+[.B370]" office:value-type="float" office:value="7411" calcext:value-type="float">
            <text:p>7411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2]+[.B371]" office:value-type="float" office:value="7450" calcext:value-type="float">
            <text:p>7450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3]+[.B372]" office:value-type="float" office:value="7489" calcext:value-type="float">
            <text:p>7489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4]+[.B373]" office:value-type="float" office:value="7528" calcext:value-type="float">
            <text:p>752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5]+[.B374]" office:value-type="float" office:value="7567" calcext:value-type="float">
            <text:p>7567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6]+[.B375]" office:value-type="float" office:value="7606" calcext:value-type="float">
            <text:p>7606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7]+[.B376]" office:value-type="float" office:value="7645" calcext:value-type="float">
            <text:p>7645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378]+[.B377]" office:value-type="float" office:value="7684" calcext:value-type="float">
            <text:p>768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79]+[.B378]" office:value-type="float" office:value="7724" calcext:value-type="float">
            <text:p>772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0]+[.B379]" office:value-type="float" office:value="7764" calcext:value-type="float">
            <text:p>776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1]+[.B380]" office:value-type="float" office:value="7804" calcext:value-type="float">
            <text:p>780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2]+[.B381]" office:value-type="float" office:value="7844" calcext:value-type="float">
            <text:p>7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3]+[.B382]" office:value-type="float" office:value="7884" calcext:value-type="float">
            <text:p>788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4]+[.B383]" office:value-type="float" office:value="7924" calcext:value-type="float">
            <text:p>792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5]+[.B384]" office:value-type="float" office:value="7964" calcext:value-type="float">
            <text:p>796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6]+[.B385]" office:value-type="float" office:value="8004" calcext:value-type="float">
            <text:p>800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7]+[.B386]" office:value-type="float" office:value="8044" calcext:value-type="float">
            <text:p>80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88]+[.B387]" office:value-type="float" office:value="8084" calcext:value-type="float">
            <text:p>8084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89]+[.B388]" office:value-type="float" office:value="8125" calcext:value-type="float">
            <text:p>812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0]+[.B389]" office:value-type="float" office:value="8166" calcext:value-type="float">
            <text:p>8166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1]+[.B390]" office:value-type="float" office:value="8207" calcext:value-type="float">
            <text:p>8207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2]+[.B391]" office:value-type="float" office:value="8248" calcext:value-type="float">
            <text:p>8248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3]+[.B392]" office:value-type="float" office:value="8289" calcext:value-type="float">
            <text:p>8289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4]+[.B393]" office:value-type="float" office:value="8330" calcext:value-type="float">
            <text:p>833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395]+[.B394]" office:value-type="float" office:value="8371" calcext:value-type="float">
            <text:p>837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6]+[.B395]" office:value-type="float" office:value="8413" calcext:value-type="float">
            <text:p>841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7]+[.B396]" office:value-type="float" office:value="8455" calcext:value-type="float">
            <text:p>845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8]+[.B397]" office:value-type="float" office:value="8497" calcext:value-type="float">
            <text:p>849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399]+[.B398]" office:value-type="float" office:value="8539" calcext:value-type="float">
            <text:p>8539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0]+[.B399]" office:value-type="float" office:value="8581" calcext:value-type="float">
            <text:p>8581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1]+[.B400]" office:value-type="float" office:value="8623" calcext:value-type="float">
            <text:p>8623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2]+[.B401]" office:value-type="float" office:value="8665" calcext:value-type="float">
            <text:p>866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3]+[.B402]" office:value-type="float" office:value="8707" calcext:value-type="float">
            <text:p>8707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4]+[.B403]" office:value-type="float" office:value="8749" calcext:value-type="float">
            <text:p>8749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05]+[.B404]" office:value-type="float" office:value="8791" calcext:value-type="float">
            <text:p>8791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6]+[.B405]" office:value-type="float" office:value="8834" calcext:value-type="float">
            <text:p>8834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7]+[.B406]" office:value-type="float" office:value="8877" calcext:value-type="float">
            <text:p>8877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8]+[.B407]" office:value-type="float" office:value="8920" calcext:value-type="float">
            <text:p>8920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09]+[.B408]" office:value-type="float" office:value="8963" calcext:value-type="float">
            <text:p>8963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0]+[.B409]" office:value-type="float" office:value="9006" calcext:value-type="float">
            <text:p>9006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1]+[.B410]" office:value-type="float" office:value="9049" calcext:value-type="float">
            <text:p>9049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2]+[.B411]" office:value-type="float" office:value="9092" calcext:value-type="float">
            <text:p>909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13]+[.B412]" office:value-type="float" office:value="9135" calcext:value-type="float">
            <text:p>913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4]+[.B413]" office:value-type="float" office:value="9179" calcext:value-type="float">
            <text:p>917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5]+[.B414]" office:value-type="float" office:value="9223" calcext:value-type="float">
            <text:p>922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6]+[.B415]" office:value-type="float" office:value="9267" calcext:value-type="float">
            <text:p>926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7]+[.B416]" office:value-type="float" office:value="9311" calcext:value-type="float">
            <text:p>931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8]+[.B417]" office:value-type="float" office:value="9355" calcext:value-type="float">
            <text:p>935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19]+[.B418]" office:value-type="float" office:value="9399" calcext:value-type="float">
            <text:p>9399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0]+[.B419]" office:value-type="float" office:value="9443" calcext:value-type="float">
            <text:p>9443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1]+[.B420]" office:value-type="float" office:value="9487" calcext:value-type="float">
            <text:p>9487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2]+[.B421]" office:value-type="float" office:value="9531" calcext:value-type="float">
            <text:p>9531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3]+[.B422]" office:value-type="float" office:value="9575" calcext:value-type="float">
            <text:p>957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24]+[.B423]" office:value-type="float" office:value="9619" calcext:value-type="float">
            <text:p>961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25]+[.B424]" office:value-type="float" office:value="9664" calcext:value-type="float">
            <text:p>966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26]+[.B425]" office:value-type="float" office:value="9709" calcext:value-type="float">
            <text:p>970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27]+[.B426]" office:value-type="float" office:value="9754" calcext:value-type="float">
            <text:p>975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28]+[.B427]" office:value-type="float" office:value="9799" calcext:value-type="float">
            <text:p>979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29]+[.B428]" office:value-type="float" office:value="9844" calcext:value-type="float">
            <text:p>984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0]+[.B429]" office:value-type="float" office:value="9889" calcext:value-type="float">
            <text:p>988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1]+[.B430]" office:value-type="float" office:value="9934" calcext:value-type="float">
            <text:p>993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2]+[.B431]" office:value-type="float" office:value="9979" calcext:value-type="float">
            <text:p>997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3]+[.B432]" office:value-type="float" office:value="10024" calcext:value-type="float">
            <text:p>1002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4]+[.B433]" office:value-type="float" office:value="10069" calcext:value-type="float">
            <text:p>1006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5]+[.B434]" office:value-type="float" office:value="10114" calcext:value-type="float">
            <text:p>10114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36]+[.B435]" office:value-type="float" office:value="10159" calcext:value-type="float">
            <text:p>10159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37]+[.B436]" office:value-type="float" office:value="10205" calcext:value-type="float">
            <text:p>1020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38]+[.B437]" office:value-type="float" office:value="10251" calcext:value-type="float">
            <text:p>1025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39]+[.B438]" office:value-type="float" office:value="10297" calcext:value-type="float">
            <text:p>1029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0]+[.B439]" office:value-type="float" office:value="10343" calcext:value-type="float">
            <text:p>1034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1]+[.B440]" office:value-type="float" office:value="10389" calcext:value-type="float">
            <text:p>10389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2]+[.B441]" office:value-type="float" office:value="10435" calcext:value-type="float">
            <text:p>1043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3]+[.B442]" office:value-type="float" office:value="10481" calcext:value-type="float">
            <text:p>1048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4]+[.B443]" office:value-type="float" office:value="10527" calcext:value-type="float">
            <text:p>10527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5]+[.B444]" office:value-type="float" office:value="10573" calcext:value-type="float">
            <text:p>10573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6]+[.B445]" office:value-type="float" office:value="10619" calcext:value-type="float">
            <text:p>10619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7]+[.B446]" office:value-type="float" office:value="10665" calcext:value-type="float">
            <text:p>1066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8]+[.B447]" office:value-type="float" office:value="10711" calcext:value-type="float">
            <text:p>10711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49]+[.B448]" office:value-type="float" office:value="10757" calcext:value-type="float">
            <text:p>10757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0]+[.B449]" office:value-type="float" office:value="10804" calcext:value-type="float">
            <text:p>10804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1]+[.B450]" office:value-type="float" office:value="10851" calcext:value-type="float">
            <text:p>10851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2]+[.B451]" office:value-type="float" office:value="10898" calcext:value-type="float">
            <text:p>10898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3]+[.B452]" office:value-type="float" office:value="10945" calcext:value-type="float">
            <text:p>10945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4]+[.B453]" office:value-type="float" office:value="10992" calcext:value-type="float">
            <text:p>10992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5]+[.B454]" office:value-type="float" office:value="11039" calcext:value-type="float">
            <text:p>11039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6]+[.B455]" office:value-type="float" office:value="11086" calcext:value-type="float">
            <text:p>1108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7]+[.B456]" office:value-type="float" office:value="11133" calcext:value-type="float">
            <text:p>1113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58]+[.B457]" office:value-type="float" office:value="11180" calcext:value-type="float">
            <text:p>1118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59]+[.B458]" office:value-type="float" office:value="11228" calcext:value-type="float">
            <text:p>11228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60]+[.B459]" office:value-type="float" office:value="11276" calcext:value-type="float">
            <text:p>11276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61]+[.B460]" office:value-type="float" office:value="11324" calcext:value-type="float">
            <text:p>11324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62]+[.B461]" office:value-type="float" office:value="11372" calcext:value-type="float">
            <text:p>11372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63]+[.B462]" office:value-type="float" office:value="11420" calcext:value-type="float">
            <text:p>1142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64]+[.B463]" office:value-type="float" office:value="11468" calcext:value-type="float">
            <text:p>11468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465]+[.B464]" office:value-type="float" office:value="11516" calcext:value-type="float">
            <text:p>11516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6]+[.B465]" office:value-type="float" office:value="11565" calcext:value-type="float">
            <text:p>1156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7]+[.B466]" office:value-type="float" office:value="11614" calcext:value-type="float">
            <text:p>11614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8]+[.B467]" office:value-type="float" office:value="11663" calcext:value-type="float">
            <text:p>1166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69]+[.B468]" office:value-type="float" office:value="11712" calcext:value-type="float">
            <text:p>11712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0]+[.B469]" office:value-type="float" office:value="11761" calcext:value-type="float">
            <text:p>11761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1]+[.B470]" office:value-type="float" office:value="11810" calcext:value-type="float">
            <text:p>1181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2]+[.B471]" office:value-type="float" office:value="11859" calcext:value-type="float">
            <text:p>11859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3]+[.B472]" office:value-type="float" office:value="11908" calcext:value-type="float">
            <text:p>11908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4]+[.B473]" office:value-type="float" office:value="11957" calcext:value-type="float">
            <text:p>11957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5]+[.B474]" office:value-type="float" office:value="12006" calcext:value-type="float">
            <text:p>12006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6]+[.B475]" office:value-type="float" office:value="12055" calcext:value-type="float">
            <text:p>12055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477]+[.B476]" office:value-type="float" office:value="12104" calcext:value-type="float">
            <text:p>1210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8]+[.B477]" office:value-type="float" office:value="12154" calcext:value-type="float">
            <text:p>1215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79]+[.B478]" office:value-type="float" office:value="12204" calcext:value-type="float">
            <text:p>1220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0]+[.B479]" office:value-type="float" office:value="12254" calcext:value-type="float">
            <text:p>1225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1]+[.B480]" office:value-type="float" office:value="12304" calcext:value-type="float">
            <text:p>1230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2]+[.B481]" office:value-type="float" office:value="12354" calcext:value-type="float">
            <text:p>1235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3]+[.B482]" office:value-type="float" office:value="12404" calcext:value-type="float">
            <text:p>1240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4]+[.B483]" office:value-type="float" office:value="12454" calcext:value-type="float">
            <text:p>1245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5]+[.B484]" office:value-type="float" office:value="12504" calcext:value-type="float">
            <text:p>1250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6]+[.B485]" office:value-type="float" office:value="12554" calcext:value-type="float">
            <text:p>1255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7]+[.B486]" office:value-type="float" office:value="12604" calcext:value-type="float">
            <text:p>1260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8]+[.B487]" office:value-type="float" office:value="12654" calcext:value-type="float">
            <text:p>1265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89]+[.B488]" office:value-type="float" office:value="12704" calcext:value-type="float">
            <text:p>12704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490]+[.B489]" office:value-type="float" office:value="12754" calcext:value-type="float">
            <text:p>12754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1]+[.B490]" office:value-type="float" office:value="12805" calcext:value-type="float">
            <text:p>12805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2]+[.B491]" office:value-type="float" office:value="12856" calcext:value-type="float">
            <text:p>12856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3]+[.B492]" office:value-type="float" office:value="12907" calcext:value-type="float">
            <text:p>12907</text:p>
          </table:table-cell>
          <table:table-cell/>
          <table:table-cell office:value-type="float" office:value="12943" calcext:value-type="float">
            <text:p>12943</text:p>
          </table:table-cell>
          <table:table-cell table:formula="of:=[.D493]-[.B493]" office:value-type="float" office:value="36" calcext:value-type="float">
            <text:p>36</text:p>
          </table:table-cell>
          <table:table-cell/>
          <table:table-cell office:value-type="float" office:value="493" calcext:value-type="float">
            <text:p>49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4]+[.B493]" office:value-type="float" office:value="12958" calcext:value-type="float">
            <text:p>12958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5]+[.B494]" office:value-type="float" office:value="13009" calcext:value-type="float">
            <text:p>13009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6]+[.B495]" office:value-type="float" office:value="13060" calcext:value-type="float">
            <text:p>1306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7]+[.B496]" office:value-type="float" office:value="13111" calcext:value-type="float">
            <text:p>13111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8]+[.B497]" office:value-type="float" office:value="13162" calcext:value-type="float">
            <text:p>13162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499]+[.B498]" office:value-type="float" office:value="13213" calcext:value-type="float">
            <text:p>13213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00]+[.B499]" office:value-type="float" office:value="13264" calcext:value-type="float">
            <text:p>1326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1]+[.B500]" office:value-type="float" office:value="13316" calcext:value-type="float">
            <text:p>13316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2]+[.B501]" office:value-type="float" office:value="13368" calcext:value-type="float">
            <text:p>1336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3]+[.B502]" office:value-type="float" office:value="13420" calcext:value-type="float">
            <text:p>1342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4]+[.B503]" office:value-type="float" office:value="13472" calcext:value-type="float">
            <text:p>1347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5]+[.B504]" office:value-type="float" office:value="13524" calcext:value-type="float">
            <text:p>13524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6]+[.B505]" office:value-type="float" office:value="13576" calcext:value-type="float">
            <text:p>13576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7]+[.B506]" office:value-type="float" office:value="13628" calcext:value-type="float">
            <text:p>13628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8]+[.B507]" office:value-type="float" office:value="13680" calcext:value-type="float">
            <text:p>1368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09]+[.B508]" office:value-type="float" office:value="13732" calcext:value-type="float">
            <text:p>13732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10]+[.B509]" office:value-type="float" office:value="13784" calcext:value-type="float">
            <text:p>13784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1]+[.B510]" office:value-type="float" office:value="13837" calcext:value-type="float">
            <text:p>13837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2]+[.B511]" office:value-type="float" office:value="13890" calcext:value-type="float">
            <text:p>1389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3]+[.B512]" office:value-type="float" office:value="13943" calcext:value-type="float">
            <text:p>13943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4]+[.B513]" office:value-type="float" office:value="13996" calcext:value-type="float">
            <text:p>13996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5]+[.B514]" office:value-type="float" office:value="14049" calcext:value-type="float">
            <text:p>14049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6]+[.B515]" office:value-type="float" office:value="14102" calcext:value-type="float">
            <text:p>14102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7]+[.B516]" office:value-type="float" office:value="14155" calcext:value-type="float">
            <text:p>14155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8]+[.B517]" office:value-type="float" office:value="14208" calcext:value-type="float">
            <text:p>14208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19]+[.B518]" office:value-type="float" office:value="14261" calcext:value-type="float">
            <text:p>1426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0]+[.B519]" office:value-type="float" office:value="14315" calcext:value-type="float">
            <text:p>1431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1]+[.B520]" office:value-type="float" office:value="14369" calcext:value-type="float">
            <text:p>14369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2]+[.B521]" office:value-type="float" office:value="14423" calcext:value-type="float">
            <text:p>14423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3]+[.B522]" office:value-type="float" office:value="14477" calcext:value-type="float">
            <text:p>14477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4]+[.B523]" office:value-type="float" office:value="14531" calcext:value-type="float">
            <text:p>14531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5]+[.B524]" office:value-type="float" office:value="14585" calcext:value-type="float">
            <text:p>14585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26]+[.B525]" office:value-type="float" office:value="14639" calcext:value-type="float">
            <text:p>14639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27]+[.B526]" office:value-type="float" office:value="14694" calcext:value-type="float">
            <text:p>1469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28]+[.B527]" office:value-type="float" office:value="14749" calcext:value-type="float">
            <text:p>14749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29]+[.B528]" office:value-type="float" office:value="14804" calcext:value-type="float">
            <text:p>1480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0]+[.B529]" office:value-type="float" office:value="14859" calcext:value-type="float">
            <text:p>14859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1]+[.B530]" office:value-type="float" office:value="14914" calcext:value-type="float">
            <text:p>1491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2]+[.B531]" office:value-type="float" office:value="14969" calcext:value-type="float">
            <text:p>14969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3]+[.B532]" office:value-type="float" office:value="15024" calcext:value-type="float">
            <text:p>1502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4]+[.B533]" office:value-type="float" office:value="15079" calcext:value-type="float">
            <text:p>15079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5]+[.B534]" office:value-type="float" office:value="15134" calcext:value-type="float">
            <text:p>15134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36]+[.B535]" office:value-type="float" office:value="15189" calcext:value-type="float">
            <text:p>15189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37]+[.B536]" office:value-type="float" office:value="15245" calcext:value-type="float">
            <text:p>1524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38]+[.B537]" office:value-type="float" office:value="15301" calcext:value-type="float">
            <text:p>1530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39]+[.B538]" office:value-type="float" office:value="15357" calcext:value-type="float">
            <text:p>1535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0]+[.B539]" office:value-type="float" office:value="15413" calcext:value-type="float">
            <text:p>15413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1]+[.B540]" office:value-type="float" office:value="15469" calcext:value-type="float">
            <text:p>15469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2]+[.B541]" office:value-type="float" office:value="15525" calcext:value-type="float">
            <text:p>15525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3]+[.B542]" office:value-type="float" office:value="15581" calcext:value-type="float">
            <text:p>15581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4]+[.B543]" office:value-type="float" office:value="15637" calcext:value-type="float">
            <text:p>15637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5]+[.B544]" office:value-type="float" office:value="15693" calcext:value-type="float">
            <text:p>15693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6]+[.B545]" office:value-type="float" office:value="15749" calcext:value-type="float">
            <text:p>15749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47]+[.B546]" office:value-type="float" office:value="15805" calcext:value-type="float">
            <text:p>1580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48]+[.B547]" office:value-type="float" office:value="15862" calcext:value-type="float">
            <text:p>1586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49]+[.B548]" office:value-type="float" office:value="15919" calcext:value-type="float">
            <text:p>15919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0]+[.B549]" office:value-type="float" office:value="15976" calcext:value-type="float">
            <text:p>15976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1]+[.B550]" office:value-type="float" office:value="16033" calcext:value-type="float">
            <text:p>16033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2]+[.B551]" office:value-type="float" office:value="16090" calcext:value-type="float">
            <text:p>1609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3]+[.B552]" office:value-type="float" office:value="16147" calcext:value-type="float">
            <text:p>16147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4]+[.B553]" office:value-type="float" office:value="16204" calcext:value-type="float">
            <text:p>16204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5]+[.B554]" office:value-type="float" office:value="16261" calcext:value-type="float">
            <text:p>16261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6]+[.B555]" office:value-type="float" office:value="16318" calcext:value-type="float">
            <text:p>16318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7]+[.B556]" office:value-type="float" office:value="16375" calcext:value-type="float">
            <text:p>16375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8]+[.B557]" office:value-type="float" office:value="16432" calcext:value-type="float">
            <text:p>16432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59]+[.B558]" office:value-type="float" office:value="16489" calcext:value-type="float">
            <text:p>1648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0]+[.B559]" office:value-type="float" office:value="16547" calcext:value-type="float">
            <text:p>1654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1]+[.B560]" office:value-type="float" office:value="16605" calcext:value-type="float">
            <text:p>1660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2]+[.B561]" office:value-type="float" office:value="16663" calcext:value-type="float">
            <text:p>1666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3]+[.B562]" office:value-type="float" office:value="16721" calcext:value-type="float">
            <text:p>16721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4]+[.B563]" office:value-type="float" office:value="16779" calcext:value-type="float">
            <text:p>1677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5]+[.B564]" office:value-type="float" office:value="16837" calcext:value-type="float">
            <text:p>1683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6]+[.B565]" office:value-type="float" office:value="16895" calcext:value-type="float">
            <text:p>1689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7]+[.B566]" office:value-type="float" office:value="16953" calcext:value-type="float">
            <text:p>1695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8]+[.B567]" office:value-type="float" office:value="17011" calcext:value-type="float">
            <text:p>17011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69]+[.B568]" office:value-type="float" office:value="17069" calcext:value-type="float">
            <text:p>17069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70]+[.B569]" office:value-type="float" office:value="17127" calcext:value-type="float">
            <text:p>17127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71]+[.B570]" office:value-type="float" office:value="17185" calcext:value-type="float">
            <text:p>17185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72]+[.B571]" office:value-type="float" office:value="17243" calcext:value-type="float">
            <text:p>17243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573]+[.B572]" office:value-type="float" office:value="17301" calcext:value-type="float">
            <text:p>17301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74]+[.B573]" office:value-type="float" office:value="17360" calcext:value-type="float">
            <text:p>1736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75]+[.B574]" office:value-type="float" office:value="17419" calcext:value-type="float">
            <text:p>17419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76]+[.B575]" office:value-type="float" office:value="17478" calcext:value-type="float">
            <text:p>17478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77]+[.B576]" office:value-type="float" office:value="17537" calcext:value-type="float">
            <text:p>1753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78]+[.B577]" office:value-type="float" office:value="17597" calcext:value-type="float">
            <text:p>1759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79]+[.B578]" office:value-type="float" office:value="17657" calcext:value-type="float">
            <text:p>1765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0]+[.B579]" office:value-type="float" office:value="17717" calcext:value-type="float">
            <text:p>1771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1]+[.B580]" office:value-type="float" office:value="17777" calcext:value-type="float">
            <text:p>1777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2]+[.B581]" office:value-type="float" office:value="17837" calcext:value-type="float">
            <text:p>1783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3]+[.B582]" office:value-type="float" office:value="17897" calcext:value-type="float">
            <text:p>1789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4]+[.B583]" office:value-type="float" office:value="17957" calcext:value-type="float">
            <text:p>1795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5]+[.B584]" office:value-type="float" office:value="18017" calcext:value-type="float">
            <text:p>1801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6]+[.B585]" office:value-type="float" office:value="18077" calcext:value-type="float">
            <text:p>1807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7]+[.B586]" office:value-type="float" office:value="18137" calcext:value-type="float">
            <text:p>1813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8]+[.B587]" office:value-type="float" office:value="18197" calcext:value-type="float">
            <text:p>1819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89]+[.B588]" office:value-type="float" office:value="18257" calcext:value-type="float">
            <text:p>18257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90]+[.B589]" office:value-type="float" office:value="18317" calcext:value-type="float">
            <text:p>18317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1]+[.B590]" office:value-type="float" office:value="18378" calcext:value-type="float">
            <text:p>18378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2]+[.B591]" office:value-type="float" office:value="18439" calcext:value-type="float">
            <text:p>1843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3]+[.B592]" office:value-type="float" office:value="18500" calcext:value-type="float">
            <text:p>1850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4]+[.B593]" office:value-type="float" office:value="18561" calcext:value-type="float">
            <text:p>18561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5]+[.B594]" office:value-type="float" office:value="18622" calcext:value-type="float">
            <text:p>18622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6]+[.B595]" office:value-type="float" office:value="18683" calcext:value-type="float">
            <text:p>18683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7]+[.B596]" office:value-type="float" office:value="18744" calcext:value-type="float">
            <text:p>18744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8]+[.B597]" office:value-type="float" office:value="18805" calcext:value-type="float">
            <text:p>18805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599]+[.B598]" office:value-type="float" office:value="18866" calcext:value-type="float">
            <text:p>18866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00]+[.B599]" office:value-type="float" office:value="18927" calcext:value-type="float">
            <text:p>18927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01]+[.B600]" office:value-type="float" office:value="18988" calcext:value-type="float">
            <text:p>18988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02]+[.B601]" office:value-type="float" office:value="19049" calcext:value-type="float">
            <text:p>19049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03]+[.B602]" office:value-type="float" office:value="19110" calcext:value-type="float">
            <text:p>1911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04]+[.B603]" office:value-type="float" office:value="19171" calcext:value-type="float">
            <text:p>1917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05]+[.B604]" office:value-type="float" office:value="19233" calcext:value-type="float">
            <text:p>19233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06]+[.B605]" office:value-type="float" office:value="19295" calcext:value-type="float">
            <text:p>19295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07]+[.B606]" office:value-type="float" office:value="19357" calcext:value-type="float">
            <text:p>19357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08]+[.B607]" office:value-type="float" office:value="19419" calcext:value-type="float">
            <text:p>1941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09]+[.B608]" office:value-type="float" office:value="19481" calcext:value-type="float">
            <text:p>19481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10]+[.B609]" office:value-type="float" office:value="19543" calcext:value-type="float">
            <text:p>19543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11]+[.B610]" office:value-type="float" office:value="19605" calcext:value-type="float">
            <text:p>19605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12]+[.B611]" office:value-type="float" office:value="19667" calcext:value-type="float">
            <text:p>19667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13]+[.B612]" office:value-type="float" office:value="19729" calcext:value-type="float">
            <text:p>19729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14]+[.B613]" office:value-type="float" office:value="19791" calcext:value-type="float">
            <text:p>19791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15]+[.B614]" office:value-type="float" office:value="19854" calcext:value-type="float">
            <text:p>19854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16]+[.B615]" office:value-type="float" office:value="19917" calcext:value-type="float">
            <text:p>19917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17]+[.B616]" office:value-type="float" office:value="19980" calcext:value-type="float">
            <text:p>19980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18]+[.B617]" office:value-type="float" office:value="20043" calcext:value-type="float">
            <text:p>20043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19]+[.B618]" office:value-type="float" office:value="20106" calcext:value-type="float">
            <text:p>20106</text:p>
          </table:table-cell>
          <table:table-cell table:number-columns-repeated="6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20]+[.B619]" office:value-type="float" office:value="20169" calcext:value-type="float">
            <text:p>2016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1]+[.B620]" office:value-type="float" office:value="20233" calcext:value-type="float">
            <text:p>2023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2]+[.B621]" office:value-type="float" office:value="20297" calcext:value-type="float">
            <text:p>2029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3]+[.B622]" office:value-type="float" office:value="20361" calcext:value-type="float">
            <text:p>2036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4]+[.B623]" office:value-type="float" office:value="20425" calcext:value-type="float">
            <text:p>2042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5]+[.B624]" office:value-type="float" office:value="20489" calcext:value-type="float">
            <text:p>2048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6]+[.B625]" office:value-type="float" office:value="20553" calcext:value-type="float">
            <text:p>2055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7]+[.B626]" office:value-type="float" office:value="20617" calcext:value-type="float">
            <text:p>2061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8]+[.B627]" office:value-type="float" office:value="20681" calcext:value-type="float">
            <text:p>20681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29]+[.B628]" office:value-type="float" office:value="20745" calcext:value-type="float">
            <text:p>20745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30]+[.B629]" office:value-type="float" office:value="20809" calcext:value-type="float">
            <text:p>20809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31]+[.B630]" office:value-type="float" office:value="20873" calcext:value-type="float">
            <text:p>20873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32]+[.B631]" office:value-type="float" office:value="20937" calcext:value-type="float">
            <text:p>20937</text:p>
          </table:table-cell>
          <table:table-cell table:number-columns-repeated="6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33]+[.B632]" office:value-type="float" office:value="21001" calcext:value-type="float">
            <text:p>2100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34]+[.B633]" office:value-type="float" office:value="21066" calcext:value-type="float">
            <text:p>2106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35]+[.B634]" office:value-type="float" office:value="21131" calcext:value-type="float">
            <text:p>2113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36]+[.B635]" office:value-type="float" office:value="21196" calcext:value-type="float">
            <text:p>2119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37]+[.B636]" office:value-type="float" office:value="21261" calcext:value-type="float">
            <text:p>2126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38]+[.B637]" office:value-type="float" office:value="21326" calcext:value-type="float">
            <text:p>2132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39]+[.B638]" office:value-type="float" office:value="21391" calcext:value-type="float">
            <text:p>2139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40]+[.B639]" office:value-type="float" office:value="21456" calcext:value-type="float">
            <text:p>2145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41]+[.B640]" office:value-type="float" office:value="21521" calcext:value-type="float">
            <text:p>21521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42]+[.B641]" office:value-type="float" office:value="21586" calcext:value-type="float">
            <text:p>21586</text:p>
          </table:table-cell>
          <table:table-cell table:number-columns-repeated="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43]+[.B642]" office:value-type="float" office:value="21651" calcext:value-type="float">
            <text:p>2165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44]+[.B643]" office:value-type="float" office:value="21717" calcext:value-type="float">
            <text:p>2171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45]+[.B644]" office:value-type="float" office:value="21783" calcext:value-type="float">
            <text:p>21783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46]+[.B645]" office:value-type="float" office:value="21849" calcext:value-type="float">
            <text:p>2184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47]+[.B646]" office:value-type="float" office:value="21915" calcext:value-type="float">
            <text:p>2191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48]+[.B647]" office:value-type="float" office:value="21981" calcext:value-type="float">
            <text:p>2198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49]+[.B648]" office:value-type="float" office:value="22047" calcext:value-type="float">
            <text:p>2204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0]+[.B649]" office:value-type="float" office:value="22113" calcext:value-type="float">
            <text:p>22113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1]+[.B650]" office:value-type="float" office:value="22179" calcext:value-type="float">
            <text:p>2217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2]+[.B651]" office:value-type="float" office:value="22245" calcext:value-type="float">
            <text:p>2224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3]+[.B652]" office:value-type="float" office:value="22311" calcext:value-type="float">
            <text:p>2231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4]+[.B653]" office:value-type="float" office:value="22377" calcext:value-type="float">
            <text:p>2237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5]+[.B654]" office:value-type="float" office:value="22443" calcext:value-type="float">
            <text:p>22443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6]+[.B655]" office:value-type="float" office:value="22509" calcext:value-type="float">
            <text:p>22509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7]+[.B656]" office:value-type="float" office:value="22575" calcext:value-type="float">
            <text:p>22575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8]+[.B657]" office:value-type="float" office:value="22641" calcext:value-type="float">
            <text:p>22641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59]+[.B658]" office:value-type="float" office:value="22707" calcext:value-type="float">
            <text:p>22707</text:p>
          </table:table-cell>
          <table:table-cell table:number-columns-repeated="6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60]+[.B659]" office:value-type="float" office:value="22773" calcext:value-type="float">
            <text:p>22773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61]+[.B660]" office:value-type="float" office:value="22840" calcext:value-type="float">
            <text:p>22840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62]+[.B661]" office:value-type="float" office:value="22907" calcext:value-type="float">
            <text:p>22907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63]+[.B662]" office:value-type="float" office:value="22974" calcext:value-type="float">
            <text:p>22974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64]+[.B663]" office:value-type="float" office:value="23041" calcext:value-type="float">
            <text:p>23041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65]+[.B664]" office:value-type="float" office:value="23108" calcext:value-type="float">
            <text:p>23108</text:p>
          </table:table-cell>
          <table:table-cell table:number-columns-repeated="6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66]+[.B665]" office:value-type="float" office:value="23175" calcext:value-type="float">
            <text:p>23175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67]+[.B666]" office:value-type="float" office:value="23243" calcext:value-type="float">
            <text:p>23243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68]+[.B667]" office:value-type="float" office:value="23311" calcext:value-type="float">
            <text:p>2331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69]+[.B668]" office:value-type="float" office:value="23379" calcext:value-type="float">
            <text:p>23379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70]+[.B669]" office:value-type="float" office:value="23447" calcext:value-type="float">
            <text:p>23447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671]+[.B670]" office:value-type="float" office:value="23515" calcext:value-type="float">
            <text:p>2351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2]+[.B671]" office:value-type="float" office:value="23584" calcext:value-type="float">
            <text:p>23584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3]+[.B672]" office:value-type="float" office:value="23653" calcext:value-type="float">
            <text:p>2365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4]+[.B673]" office:value-type="float" office:value="23722" calcext:value-type="float">
            <text:p>23722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5]+[.B674]" office:value-type="float" office:value="23791" calcext:value-type="float">
            <text:p>23791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6]+[.B675]" office:value-type="float" office:value="23860" calcext:value-type="float">
            <text:p>23860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7]+[.B676]" office:value-type="float" office:value="23929" calcext:value-type="float">
            <text:p>23929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8]+[.B677]" office:value-type="float" office:value="23998" calcext:value-type="float">
            <text:p>23998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79]+[.B678]" office:value-type="float" office:value="24067" calcext:value-type="float">
            <text:p>24067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80]+[.B679]" office:value-type="float" office:value="24136" calcext:value-type="float">
            <text:p>24136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81]+[.B680]" office:value-type="float" office:value="24205" calcext:value-type="float">
            <text:p>24205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82]+[.B681]" office:value-type="float" office:value="24274" calcext:value-type="float">
            <text:p>24274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83]+[.B682]" office:value-type="float" office:value="24343" calcext:value-type="float">
            <text:p>24343</text:p>
          </table:table-cell>
          <table:table-cell table:number-columns-repeated="6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684]+[.B683]" office:value-type="float" office:value="24412" calcext:value-type="float">
            <text:p>2441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85]+[.B684]" office:value-type="float" office:value="24482" calcext:value-type="float">
            <text:p>2448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86]+[.B685]" office:value-type="float" office:value="24552" calcext:value-type="float">
            <text:p>2455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87]+[.B686]" office:value-type="float" office:value="24622" calcext:value-type="float">
            <text:p>2462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88]+[.B687]" office:value-type="float" office:value="24692" calcext:value-type="float">
            <text:p>2469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89]+[.B688]" office:value-type="float" office:value="24762" calcext:value-type="float">
            <text:p>247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90]+[.B689]" office:value-type="float" office:value="24832" calcext:value-type="float">
            <text:p>2483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691]+[.B690]" office:value-type="float" office:value="24902" calcext:value-type="float">
            <text:p>24902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92]+[.B691]" office:value-type="float" office:value="24973" calcext:value-type="float">
            <text:p>24973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93]+[.B692]" office:value-type="float" office:value="25044" calcext:value-type="float">
            <text:p>25044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94]+[.B693]" office:value-type="float" office:value="25115" calcext:value-type="float">
            <text:p>25115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95]+[.B694]" office:value-type="float" office:value="25186" calcext:value-type="float">
            <text:p>25186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96]+[.B695]" office:value-type="float" office:value="25257" calcext:value-type="float">
            <text:p>25257</text:p>
          </table:table-cell>
          <table:table-cell table:number-columns-repeated="6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697]+[.B696]" office:value-type="float" office:value="25328" calcext:value-type="float">
            <text:p>2532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98]+[.B697]" office:value-type="float" office:value="25400" calcext:value-type="float">
            <text:p>2540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699]+[.B698]" office:value-type="float" office:value="25472" calcext:value-type="float">
            <text:p>25472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0]+[.B699]" office:value-type="float" office:value="25544" calcext:value-type="float">
            <text:p>2554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1]+[.B700]" office:value-type="float" office:value="25616" calcext:value-type="float">
            <text:p>25616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2]+[.B701]" office:value-type="float" office:value="25688" calcext:value-type="float">
            <text:p>25688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3]+[.B702]" office:value-type="float" office:value="25760" calcext:value-type="float">
            <text:p>25760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4]+[.B703]" office:value-type="float" office:value="25832" calcext:value-type="float">
            <text:p>25832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5]+[.B704]" office:value-type="float" office:value="25904" calcext:value-type="float">
            <text:p>25904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6]+[.B705]" office:value-type="float" office:value="25976" calcext:value-type="float">
            <text:p>25976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07]+[.B706]" office:value-type="float" office:value="26048" calcext:value-type="float">
            <text:p>26048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08]+[.B707]" office:value-type="float" office:value="26121" calcext:value-type="float">
            <text:p>2612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09]+[.B708]" office:value-type="float" office:value="26194" calcext:value-type="float">
            <text:p>26194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0]+[.B709]" office:value-type="float" office:value="26267" calcext:value-type="float">
            <text:p>26267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1]+[.B710]" office:value-type="float" office:value="26340" calcext:value-type="float">
            <text:p>26340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2]+[.B711]" office:value-type="float" office:value="26413" calcext:value-type="float">
            <text:p>26413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3]+[.B712]" office:value-type="float" office:value="26486" calcext:value-type="float">
            <text:p>26486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4]+[.B713]" office:value-type="float" office:value="26559" calcext:value-type="float">
            <text:p>26559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5]+[.B714]" office:value-type="float" office:value="26632" calcext:value-type="float">
            <text:p>26632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6]+[.B715]" office:value-type="float" office:value="26705" calcext:value-type="float">
            <text:p>26705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7]+[.B716]" office:value-type="float" office:value="26778" calcext:value-type="float">
            <text:p>26778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8]+[.B717]" office:value-type="float" office:value="26851" calcext:value-type="float">
            <text:p>26851</text:p>
          </table:table-cell>
          <table:table-cell table:number-columns-repeated="6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19]+[.B718]" office:value-type="float" office:value="26924" calcext:value-type="float">
            <text:p>26924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0]+[.B719]" office:value-type="float" office:value="26998" calcext:value-type="float">
            <text:p>26998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1]+[.B720]" office:value-type="float" office:value="27072" calcext:value-type="float">
            <text:p>27072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2]+[.B721]" office:value-type="float" office:value="27146" calcext:value-type="float">
            <text:p>2714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3]+[.B722]" office:value-type="float" office:value="27220" calcext:value-type="float">
            <text:p>2722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4]+[.B723]" office:value-type="float" office:value="27294" calcext:value-type="float">
            <text:p>27294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5]+[.B724]" office:value-type="float" office:value="27368" calcext:value-type="float">
            <text:p>27368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6]+[.B725]" office:value-type="float" office:value="27442" calcext:value-type="float">
            <text:p>27442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7]+[.B726]" office:value-type="float" office:value="27516" calcext:value-type="float">
            <text:p>2751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8]+[.B727]" office:value-type="float" office:value="27590" calcext:value-type="float">
            <text:p>2759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29]+[.B728]" office:value-type="float" office:value="27664" calcext:value-type="float">
            <text:p>27664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30]+[.B729]" office:value-type="float" office:value="27738" calcext:value-type="float">
            <text:p>27738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31]+[.B730]" office:value-type="float" office:value="27812" calcext:value-type="float">
            <text:p>27812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32]+[.B731]" office:value-type="float" office:value="27886" calcext:value-type="float">
            <text:p>27886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33]+[.B732]" office:value-type="float" office:value="27960" calcext:value-type="float">
            <text:p>27960</text:p>
          </table:table-cell>
          <table:table-cell table:number-columns-repeated="6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34]+[.B733]" office:value-type="float" office:value="28034" calcext:value-type="float">
            <text:p>2803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5]+[.B734]" office:value-type="float" office:value="28109" calcext:value-type="float">
            <text:p>2810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6]+[.B735]" office:value-type="float" office:value="28184" calcext:value-type="float">
            <text:p>2818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7]+[.B736]" office:value-type="float" office:value="28259" calcext:value-type="float">
            <text:p>2825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8]+[.B737]" office:value-type="float" office:value="28334" calcext:value-type="float">
            <text:p>2833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39]+[.B738]" office:value-type="float" office:value="28409" calcext:value-type="float">
            <text:p>2840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40]+[.B739]" office:value-type="float" office:value="28484" calcext:value-type="float">
            <text:p>2848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41]+[.B740]" office:value-type="float" office:value="28559" calcext:value-type="float">
            <text:p>28559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42]+[.B741]" office:value-type="float" office:value="28634" calcext:value-type="float">
            <text:p>28634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43]+[.B742]" office:value-type="float" office:value="28709" calcext:value-type="float">
            <text:p>2870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44]+[.B743]" office:value-type="float" office:value="28807" calcext:value-type="float">
            <text:p>2880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45]+[.B744]" office:value-type="float" office:value="28905" calcext:value-type="float">
            <text:p>28905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46]+[.B745]" office:value-type="float" office:value="29003" calcext:value-type="float">
            <text:p>29003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47]+[.B746]" office:value-type="float" office:value="29101" calcext:value-type="float">
            <text:p>29101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48]+[.B747]" office:value-type="float" office:value="29199" calcext:value-type="float">
            <text:p>29199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49]+[.B748]" office:value-type="float" office:value="29297" calcext:value-type="float">
            <text:p>29297</text:p>
          </table:table-cell>
          <table:table-cell table:number-columns-repeated="6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750]+[.B749]" office:value-type="float" office:value="29395" calcext:value-type="float">
            <text:p>29395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51]+[.B750]" office:value-type="float" office:value="29494" calcext:value-type="float">
            <text:p>29494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52]+[.B751]" office:value-type="float" office:value="29593" calcext:value-type="float">
            <text:p>29593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53]+[.B752]" office:value-type="float" office:value="29692" calcext:value-type="float">
            <text:p>29692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54]+[.B753]" office:value-type="float" office:value="29791" calcext:value-type="float">
            <text:p>29791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55]+[.B754]" office:value-type="float" office:value="29890" calcext:value-type="float">
            <text:p>29890</text:p>
          </table:table-cell>
          <table:table-cell table:number-columns-repeated="6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756]+[.B755]" office:value-type="float" office:value="29989" calcext:value-type="float">
            <text:p>299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57]+[.B756]" office:value-type="float" office:value="30089" calcext:value-type="float">
            <text:p>300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58]+[.B757]" office:value-type="float" office:value="30189" calcext:value-type="float">
            <text:p>301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59]+[.B758]" office:value-type="float" office:value="30289" calcext:value-type="float">
            <text:p>302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0]+[.B759]" office:value-type="float" office:value="30389" calcext:value-type="float">
            <text:p>303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1]+[.B760]" office:value-type="float" office:value="30489" calcext:value-type="float">
            <text:p>304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2]+[.B761]" office:value-type="float" office:value="30589" calcext:value-type="float">
            <text:p>305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3]+[.B762]" office:value-type="float" office:value="30689" calcext:value-type="float">
            <text:p>306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4]+[.B763]" office:value-type="float" office:value="30789" calcext:value-type="float">
            <text:p>307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5]+[.B764]" office:value-type="float" office:value="30889" calcext:value-type="float">
            <text:p>308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6]+[.B765]" office:value-type="float" office:value="30989" calcext:value-type="float">
            <text:p>309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7]+[.B766]" office:value-type="float" office:value="31089" calcext:value-type="float">
            <text:p>310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8]+[.B767]" office:value-type="float" office:value="31189" calcext:value-type="float">
            <text:p>311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69]+[.B768]" office:value-type="float" office:value="31289" calcext:value-type="float">
            <text:p>31289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70]+[.B769]" office:value-type="float" office:value="31389" calcext:value-type="float">
            <text:p>31389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08:56:12.558287086</meta:creation-date>
    <dc:date>2024-03-09T08:59:45.268210930</dc:date>
    <meta:editing-duration>PT3M33S</meta:editing-duration>
    <meta:editing-cycles>1</meta:editing-cycles>
    <meta:document-statistic meta:table-count="1" meta:cell-count="1546" meta:object-count="0"/>
    <meta:generator>LibreOffice/24.2.0.3$Linux_X86_64 LibreOffice_project/420$Build-3</meta:generator>
  </office:meta>
</office:document-meta>
</file>